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office:font-face-decls>
  <office:automatic-styles>
    <style:style style:name="P1" style:parent-style-name="正文" style:master-page-name="MP0" style:family="paragraph">
      <style:paragraph-properties fo:break-before="page" fo:text-align="center"/>
      <style:text-properties style:font-name="Times New Roman" style:font-name-complex="Times New Roman" fo:font-weight="bold" style:font-weight-asian="bold" style:font-weight-complex="bold" fo:font-size="12pt" style:font-size-asian="12pt" style:font-size-complex="12pt"/>
    </style:style>
    <style:style style:name="P2" style:parent-style-name="正文" style:family="paragraph">
      <style:text-properties style:font-name="Times New Roman" style:font-name-complex="Times New Roman" fo:font-weight="bold" style:font-weight-asian="bold" style:font-weight-complex="bold" fo:font-size="12pt" style:font-size-asian="12pt" style:font-size-complex="12pt"/>
    </style:style>
    <style:style style:name="P3" style:parent-style-name="正文" style:family="paragraph">
      <style:text-properties style:font-name="Times New Roman" style:font-name-complex="Times New Roman" fo:font-weight="bold" style:font-weight-asian="bold" style:font-weight-complex="bold" fo:font-size="12pt" style:font-size-asian="12pt" style:font-size-complex="12pt"/>
    </style:style>
    <style:style style:name="T4" style:parent-style-name="默认段落字体" style:family="text">
      <style:text-properties style:font-name="Times New Roman" style:font-name-complex="Times New Roman" fo:font-size="12pt" style:font-size-asian="12pt" style:font-size-complex="12pt"/>
    </style:style>
    <style:style style:name="T5" style:parent-style-name="默认段落字体" style:family="text">
      <style:text-properties style:font-name="Times New Roman" style:font-name-asian="Times New Roman" style:font-name-complex="Times New Roman" fo:font-size="12pt" style:font-size-asian="12pt" style:font-size-complex="12pt"/>
    </style:style>
    <style:style style:name="T6" style:parent-style-name="默认段落字体" style:family="text">
      <style:text-properties style:font-name="Times New Roman" style:font-name-complex="Times New Roman" fo:font-size="12pt" style:font-size-asian="12pt" style:font-size-complex="12pt"/>
    </style:style>
    <style:style style:name="T7" style:parent-style-name="默认段落字体" style:family="text">
      <style:text-properties style:font-name="Times New Roman" style:font-name-complex="Times New Roman" fo:color="#000000" fo:font-size="12pt" style:font-size-asian="12pt" style:font-size-complex="12pt"/>
    </style:style>
    <style:style style:name="T8" style:parent-style-name="默认段落字体" style:family="text">
      <style:text-properties style:font-name="Times New Roman" style:font-name-complex="Times New Roman" fo:font-size="12pt" style:font-size-asian="12pt" style:font-size-complex="12pt"/>
    </style:style>
    <style:style style:name="T9" style:parent-style-name="默认段落字体" style:family="text">
      <style:text-properties style:font-name="Times New Roman" style:font-name-asian="Times New Roman" style:font-name-complex="Times New Roman" fo:font-size="12pt" style:font-size-asian="12pt" style:font-size-complex="12pt"/>
    </style:style>
    <style:style style:name="T10" style:parent-style-name="默认段落字体" style:family="text">
      <style:text-properties style:font-name="Times New Roman" style:font-name-complex="Times New Roman" fo:font-size="12pt" style:font-size-asian="12pt" style:font-size-complex="12pt"/>
    </style:style>
    <style:style style:name="T11" style:parent-style-name="默认段落字体" style:family="text">
      <style:text-properties style:font-name="Times New Roman" style:font-name-asian="Times New Roman" style:font-name-complex="Times New Roman" fo:font-size="12pt" style:font-size-asian="12pt" style:font-size-complex="12pt"/>
    </style:style>
    <style:style style:name="T12" style:parent-style-name="默认段落字体" style:family="text">
      <style:text-properties style:font-name="Times New Roman" style:font-name-complex="Times New Roman" fo:font-size="12pt" style:font-size-asian="12pt" style:font-size-complex="12pt"/>
    </style:style>
    <style:style style:name="T13" style:parent-style-name="默认段落字体" style:family="text">
      <style:text-properties style:font-name="Times New Roman" style:font-name-complex="Times New Roman" fo:color="#000000" fo:font-size="12pt" style:font-size-asian="12pt" style:font-size-complex="12pt"/>
    </style:style>
    <style:style style:name="T14" style:parent-style-name="默认段落字体" style:family="text">
      <style:text-properties style:font-name="Times New Roman" style:font-name-complex="Times New Roman" fo:font-size="12pt" style:font-size-asian="12pt" style:font-size-complex="12pt"/>
    </style:style>
    <style:style style:name="T15" style:parent-style-name="默认段落字体" style:family="text">
      <style:text-properties style:font-name="Times New Roman" style:font-name-complex="Times New Roman" fo:color="#000000" fo:font-size="12pt" style:font-size-asian="12pt" style:font-size-complex="12pt"/>
    </style:style>
    <style:style style:name="T16" style:parent-style-name="默认段落字体" style:family="text">
      <style:text-properties style:font-name="Times New Roman" style:font-name-complex="Times New Roman" fo:color="#000000" fo:font-size="12pt" style:font-size-asian="12pt" style:font-size-complex="12pt"/>
    </style:style>
    <style:style style:name="T17" style:parent-style-name="默认段落字体" style:family="text">
      <style:text-properties style:font-name="Times New Roman" style:font-name-asian="Times New Roman" style:font-name-complex="Times New Roman" fo:font-size="12pt" style:font-size-asian="12pt" style:font-size-complex="12pt"/>
    </style:style>
    <style:style style:name="T18" style:parent-style-name="默认段落字体" style:family="text">
      <style:text-properties style:font-name="Times New Roman" style:font-name-complex="Times New Roman" fo:color="#000000" fo:font-size="12pt" style:font-size-asian="12pt" style:font-size-complex="12pt"/>
    </style:style>
    <style:style style:name="T19" style:parent-style-name="默认段落字体" style:family="text">
      <style:text-properties style:font-name="Times New Roman" style:font-name-asian="Times New Roman" style:font-name-complex="Times New Roman" fo:font-size="12pt" style:font-size-asian="12pt" style:font-size-complex="12pt"/>
    </style:style>
    <style:style style:name="T20" style:parent-style-name="默认段落字体" style:family="text">
      <style:text-properties style:font-name="Times New Roman" style:font-name-complex="Times New Roman" fo:color="#000000" fo:font-size="12pt" style:font-size-asian="12pt" style:font-size-complex="12pt"/>
    </style:style>
    <style:style style:name="T21" style:parent-style-name="默认段落字体" style:family="text">
      <style:text-properties style:font-name="Times New Roman" style:font-name-complex="Times New Roman" fo:font-size="12pt" style:font-size-asian="12pt" style:font-size-complex="12pt"/>
    </style:style>
    <style:style style:name="T22" style:parent-style-name="默认段落字体" style:family="text">
      <style:text-properties style:font-name="Times New Roman" style:font-name-complex="Times New Roman" fo:color="#000000" fo:font-size="12pt" style:font-size-asian="12pt" style:font-size-complex="12pt"/>
    </style:style>
    <style:style style:name="P23" style:parent-style-name="正文" style:family="paragraph">
      <style:text-properties style:font-name="Times New Roman" style:font-name-complex="Times New Roman" fo:font-size="12pt" style:font-size-asian="12pt" style:font-size-complex="12pt"/>
    </style:style>
    <style:style style:name="P24" style:parent-style-name="正文" style:family="paragraph">
      <style:text-properties style:font-name="Times New Roman" style:font-name-complex="Times New Roman" fo:font-weight="bold" style:font-weight-asian="bold" style:font-weight-complex="bold" fo:font-size="12pt" style:font-size-asian="12pt" style:font-size-complex="12pt"/>
    </style:style>
    <style:style style:name="P25" style:parent-style-name="正文" style:family="paragraph">
      <style:paragraph-properties fo:widows="2" fo:orphans="2" style:text-autospace="none" fo:text-align="start" fo:text-indent="-0.3333in"/>
    </style:style>
    <style:style style:name="T26" style:parent-style-name="默认段落字体" style:family="text">
      <style:text-properties style:font-name="Times New Roman" style:font-name-asian="Times New Roman" style:font-name-complex="Times New Roman" fo:font-size="12pt" style:font-size-asian="12pt" style:font-size-complex="12pt"/>
    </style:style>
    <style:style style:name="T27"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 style:parent-style-name="默认段落字体" style:family="text">
      <style:text-properties style:font-name="Times New Roman" style:font-name-asian="Times New Roman" style:font-name-complex="Times New Roman" fo:font-size="12pt" style:font-size-asian="12pt" style:font-size-complex="12pt"/>
    </style:style>
    <style:style style:name="T29"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0" style:parent-style-name="默认段落字体" style:family="text">
      <style:text-properties style:font-name="Times New Roman" style:font-name-asian="Times New Roman" style:font-name-complex="Times New Roman" fo:font-size="12pt" style:font-size-asian="12pt" style:font-size-complex="12pt"/>
    </style:style>
    <style:style style:name="P31" style:parent-style-name="正文" style:family="paragraph">
      <style:paragraph-properties style:text-autospace="none" fo:text-indent="-0.3333in"/>
    </style:style>
    <style:style style:name="T32" style:parent-style-name="默认段落字体" style:family="text">
      <style:text-properties style:font-name="Times New Roman" style:font-name-asian="Times New Roman" style:font-name-complex="Times New Roman" fo:font-size="12pt" style:font-size-asian="12pt" style:font-size-complex="12pt"/>
    </style:style>
    <style:style style:name="T33"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4" style:parent-style-name="默认段落字体" style:family="text">
      <style:text-properties style:font-name="Times New Roman" style:font-name-asian="Times New Roman" style:font-name-complex="Times New Roman" fo:font-size="12pt" style:font-size-asian="12pt" style:font-size-complex="12pt"/>
    </style:style>
    <style:style style:name="T35"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6" style:parent-style-name="默认段落字体" style:family="text">
      <style:text-properties style:font-name="Times New Roman" style:font-name-asian="Times New Roman" style:font-name-complex="Times New Roman" fo:font-size="12pt" style:font-size-asian="12pt" style:font-size-complex="12pt"/>
    </style:style>
    <style:style style:name="P37" style:parent-style-name="正文" style:family="paragraph">
      <style:paragraph-properties style:text-autospace="none" fo:text-indent="-0.3333in"/>
    </style:style>
    <style:style style:name="T38" style:parent-style-name="默认段落字体" style:family="text">
      <style:text-properties style:font-name="Times New Roman" style:font-name-asian="Times New Roman" style:font-name-complex="Times New Roman" fo:font-size="12pt" style:font-size-asian="12pt" style:font-size-complex="12pt"/>
    </style:style>
    <style:style style:name="T39"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0" style:parent-style-name="默认段落字体" style:family="text">
      <style:text-properties style:font-name="Times New Roman" style:font-name-asian="Times New Roman" style:font-name-complex="Times New Roman" fo:font-size="12pt" style:font-size-asian="12pt" style:font-size-complex="12pt"/>
    </style:style>
    <style:style style:name="P41" style:parent-style-name="正文" style:family="paragraph">
      <style:paragraph-properties style:text-autospace="none" fo:text-indent="-0.3333in"/>
    </style:style>
    <style:style style:name="T42" style:parent-style-name="默认段落字体" style:family="text">
      <style:text-properties style:font-name="Times New Roman" style:font-name-asian="Times New Roman" style:font-name-complex="Times New Roman" fo:font-size="12pt" style:font-size-asian="12pt" style:font-size-complex="12pt"/>
    </style:style>
    <style:style style:name="T43"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4" style:parent-style-name="默认段落字体" style:family="text">
      <style:text-properties style:font-name="Times New Roman" style:font-name-asian="Times New Roman" style:font-name-complex="Times New Roman" fo:font-size="12pt" style:font-size-asian="12pt" style:font-size-complex="12pt"/>
    </style:style>
    <style:style style:name="T45"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46" style:parent-style-name="默认段落字体" style:family="text">
      <style:text-properties style:font-name="Times New Roman" style:font-name-asian="Times New Roman" style:font-name-complex="Times New Roman" fo:font-size="12pt" style:font-size-asian="12pt" style:font-size-complex="12pt"/>
    </style:style>
    <style:style style:name="P47" style:parent-style-name="正文" style:family="paragraph">
      <style:paragraph-properties style:text-autospace="none" fo:text-indent="-0.3333in"/>
    </style:style>
    <style:style style:name="T48" style:parent-style-name="默认段落字体" style:family="text">
      <style:text-properties style:font-name="Times New Roman" style:font-name-asian="Times New Roman" style:font-name-complex="Times New Roman" fo:font-size="12pt" style:font-size-asian="12pt" style:font-size-complex="12pt"/>
    </style:style>
    <style:style style:name="T49"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0" style:parent-style-name="默认段落字体" style:family="text">
      <style:text-properties style:font-name="Times New Roman" style:font-name-asian="Times New Roman" style:font-name-complex="Times New Roman" fo:font-size="12pt" style:font-size-asian="12pt" style:font-size-complex="12pt"/>
    </style:style>
    <style:style style:name="T51"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2" style:parent-style-name="默认段落字体" style:family="text">
      <style:text-properties style:font-name="Times New Roman" style:font-name-asian="Times New Roman" style:font-name-complex="Times New Roman" fo:font-size="12pt" style:font-size-asian="12pt" style:font-size-complex="12pt"/>
    </style:style>
    <style:style style:name="P53" style:parent-style-name="正文" style:family="paragraph">
      <style:paragraph-properties style:text-autospace="none" fo:text-indent="-0.3333in"/>
    </style:style>
    <style:style style:name="T54" style:parent-style-name="默认段落字体" style:family="text">
      <style:text-properties style:font-name="Times New Roman" style:font-name-asian="Times New Roman" style:font-name-complex="Times New Roman" fo:font-size="12pt" style:font-size-asian="12pt" style:font-size-complex="12pt"/>
    </style:style>
    <style:style style:name="T55"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6"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7" style:parent-style-name="默认段落字体" style:family="text">
      <style:text-properties style:font-name="Times New Roman" style:font-name-asian="Times New Roman" style:font-name-complex="Times New Roman" fo:font-size="12pt" style:font-size-asian="12pt" style:font-size-complex="12pt"/>
    </style:style>
    <style:style style:name="T58"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9" style:parent-style-name="默认段落字体" style:family="text">
      <style:text-properties style:font-name="Times New Roman" style:font-name-asian="Times New Roman" style:font-name-complex="Times New Roman" fo:font-size="12pt" style:font-size-asian="12pt" style:font-size-complex="12pt"/>
    </style:style>
    <style:style style:name="P60" style:parent-style-name="正文" style:family="paragraph">
      <style:paragraph-properties style:text-autospace="none" fo:text-indent="-0.3333in"/>
    </style:style>
    <style:style style:name="T61" style:parent-style-name="默认段落字体" style:family="text">
      <style:text-properties style:font-name="Times New Roman" style:font-name-asian="Times New Roman" style:font-name-complex="Times New Roman" fo:font-size="12pt" style:font-size-asian="12pt" style:font-size-complex="12pt"/>
    </style:style>
    <style:style style:name="T62"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3" style:parent-style-name="默认段落字体" style:family="text">
      <style:text-properties style:font-name="Times New Roman" style:font-name-asian="Times New Roman" style:font-name-complex="Times New Roman" fo:font-size="12pt" style:font-size-asian="12pt" style:font-size-complex="12pt"/>
    </style:style>
    <style:style style:name="P64" style:parent-style-name="正文" style:family="paragraph">
      <style:paragraph-properties style:text-autospace="none" fo:text-indent="-0.3333in"/>
    </style:style>
    <style:style style:name="T65" style:parent-style-name="默认段落字体" style:family="text">
      <style:text-properties style:font-name="Times New Roman" style:font-name-asian="Times New Roman" style:font-name-complex="Times New Roman" fo:font-size="12pt" style:font-size-asian="12pt" style:font-size-complex="12pt"/>
    </style:style>
    <style:style style:name="T66"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7" style:parent-style-name="默认段落字体" style:family="text">
      <style:text-properties style:font-name="Times New Roman" style:font-name-asian="Times New Roman" style:font-name-complex="Times New Roman" fo:font-size="12pt" style:font-size-asian="12pt" style:font-size-complex="12pt"/>
    </style:style>
    <style:style style:name="T68"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69" style:parent-style-name="默认段落字体" style:family="text">
      <style:text-properties style:font-name="Times New Roman" style:font-name-asian="Times New Roman" style:font-name-complex="Times New Roman" fo:font-size="12pt" style:font-size-asian="12pt" style:font-size-complex="12pt"/>
    </style:style>
    <style:style style:name="P70" style:parent-style-name="正文" style:family="paragraph">
      <style:paragraph-properties style:text-autospace="none" fo:text-indent="-0.3333in"/>
    </style:style>
    <style:style style:name="T71" style:parent-style-name="默认段落字体" style:family="text">
      <style:text-properties style:font-name="Times New Roman" style:font-name-asian="Times New Roman" style:font-name-complex="Times New Roman" fo:font-size="12pt" style:font-size-asian="12pt" style:font-size-complex="12pt"/>
    </style:style>
    <style:style style:name="T72"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3" style:parent-style-name="默认段落字体" style:family="text">
      <style:text-properties style:font-name="Times New Roman" style:font-name-asian="Times New Roman" style:font-name-complex="Times New Roman" fo:font-size="12pt" style:font-size-asian="12pt" style:font-size-complex="12pt"/>
    </style:style>
    <style:style style:name="T74"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5" style:parent-style-name="默认段落字体" style:family="text">
      <style:text-properties style:font-name="Times New Roman" style:font-name-asian="Times New Roman" style:font-name-complex="Times New Roman" fo:font-size="12pt" style:font-size-asian="12pt" style:font-size-complex="12pt"/>
    </style:style>
    <style:style style:name="P76" style:parent-style-name="正文" style:family="paragraph">
      <style:paragraph-properties style:text-autospace="none" fo:text-indent="-0.3333in"/>
    </style:style>
    <style:style style:name="T77" style:parent-style-name="默认段落字体" style:family="text">
      <style:text-properties style:font-name="Times New Roman" style:font-name-asian="Times New Roman" style:font-name-complex="Times New Roman" fo:font-size="12pt" style:font-size-asian="12pt" style:font-size-complex="12pt"/>
    </style:style>
    <style:style style:name="T78"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9" style:parent-style-name="默认段落字体" style:family="text">
      <style:text-properties style:font-name="Times New Roman" style:font-name-asian="Times New Roman" style:font-name-complex="Times New Roman" fo:font-size="12pt" style:font-size-asian="12pt" style:font-size-complex="12pt"/>
    </style:style>
    <style:style style:name="T80"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1" style:parent-style-name="默认段落字体" style:family="text">
      <style:text-properties style:font-name="Times New Roman" style:font-name-asian="Times New Roman" style:font-name-complex="Times New Roman" fo:font-size="12pt" style:font-size-asian="12pt" style:font-size-complex="12pt"/>
    </style:style>
    <style:style style:name="P82" style:parent-style-name="正文" style:family="paragraph">
      <style:paragraph-properties style:text-autospace="none" fo:text-indent="-0.3333in"/>
    </style:style>
    <style:style style:name="T83" style:parent-style-name="默认段落字体" style:family="text">
      <style:text-properties style:font-name="Times New Roman" style:font-name-asian="Times New Roman" style:font-name-complex="Times New Roman" fo:font-size="12pt" style:font-size-asian="12pt" style:font-size-complex="12pt"/>
    </style:style>
    <style:style style:name="T84"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5" style:parent-style-name="默认段落字体" style:family="text">
      <style:text-properties style:font-name="Times New Roman" style:font-name-asian="Times New Roman" style:font-name-complex="Times New Roman" fo:font-size="12pt" style:font-size-asian="12pt" style:font-size-complex="12pt"/>
    </style:style>
    <style:style style:name="T86"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7" style:parent-style-name="默认段落字体" style:family="text">
      <style:text-properties style:font-name="Times New Roman" style:font-name-asian="Times New Roman" style:font-name-complex="Times New Roman" fo:font-size="12pt" style:font-size-asian="12pt" style:font-size-complex="12pt"/>
    </style:style>
    <style:style style:name="P88" style:parent-style-name="正文" style:family="paragraph">
      <style:paragraph-properties style:text-autospace="none" fo:text-indent="-0.3333in"/>
    </style:style>
    <style:style style:name="T89" style:parent-style-name="默认段落字体" style:family="text">
      <style:text-properties style:font-name="Times New Roman" style:font-name-asian="Times New Roman" style:font-name-complex="Times New Roman" fo:font-size="12pt" style:font-size-asian="12pt" style:font-size-complex="12pt"/>
    </style:style>
    <style:style style:name="T90"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1" style:parent-style-name="默认段落字体" style:family="text">
      <style:text-properties style:font-name="Times New Roman" style:font-name-asian="Times New Roman" style:font-name-complex="Times New Roman" fo:font-size="12pt" style:font-size-asian="12pt" style:font-size-complex="12pt"/>
    </style:style>
    <style:style style:name="T92" style:parent-style-name="默认段落字体"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93" style:parent-style-name="默认段落字体" style:family="text">
      <style:text-properties style:font-name="Times New Roman" style:font-name-asian="Times New Roman" style:font-name-complex="Times New Roman" fo:font-size="12pt" style:font-size-asian="12pt" style:font-size-complex="12pt"/>
    </style:style>
    <style:style style:name="T94" style:parent-style-name="默认段落字体"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p text:style-name="P1">Some thoughts about the research gaps<text:s/>in the studies on schedule instability</text:p>
      <text:p text:style-name="P2"/>
      <text:p text:style-name="P3">Research background</text:p>
      <text:p text:style-name="正文"><text:span text:style-name="T4">A growing body of literature recognises that ‘work schedule instability’ can lead to worse well-being status, including irregular health practises, mental distress, poor sleep quality, and unhappiness<text:s/></text:span><text:span text:style-name="T5">(Ananat &amp; Gassman‐Pines, 2021; Schneider &amp; Harknett, 2019)</text:span><text:span text:style-name="T6">. Although there is a rich research tradition investigating the consequences of work schedule instability for worker health and well-being<text:s/></text:span><text:span text:style-name="T7">(Carrillo et al., 2017; Harknett et al., 2020; LUHR et al., 2022)</text:span><text:span text:style-name="T8">, far too little attention has been paid to the predictors of work schedule instability. In addition, the definitions and measurements of work schedule instability in current literature are based on respondents’ irregular work arrangments caused by employers (i.e., cancelled shifts or any schedule change experience)<text:s/></text:span><text:span text:style-name="T9">(Ananat &amp; Gassman‐Pines, 2021; Harknett et al., 2020)</text:span><text:span text:style-name="T10"><text:s/>or working time patterns based on long-term memories (i.e., week-to-week hours variation in the past month)<text:s/></text:span><text:span text:style-name="T11">(Schneider &amp; Harknett, 2019)</text:span><text:span text:style-name="T12"><text:s/>instead of measuring with 24-hour daily time use data. The studies that use these entirely ‘</text:span><text:span text:style-name="T13">employer-oriented</text:span><text:span text:style-name="T14">-oriented’ measurements assume ‘work schedule instability’ to be mainly caused by factors in the work domain but ignore the fact that work schedule instability is essentially a pattern of workers’ time use. Workers can also control their work schedule to facilitate private/family demands, thereby increasing work schedule instability<text:s/></text:span><text:span text:style-name="T15">(Chung, 2022; Cornwell, 2013)</text:span><text:span text:style-name="T16">. In particular, during the last decades, flexible working arrangements have become common rights in the UK labour market, which allow workers to decide when and where to work flexibly<text:s/></text:span><text:span text:style-name="T17">(Li &amp; Wang, 2022; Lu &amp; Zhuang, 2023)</text:span><text:span text:style-name="T18">. Such changes led to numerous debates and studies aimed especially at predicting the impacts of working from home on time use patterns and time quality indexes related to work-life balance<text:s/></text:span><text:span text:style-name="T19">(Offer &amp; Schneider, 2011; Powell &amp; Craig, 2015; Wheatley, 2012)</text:span><text:span text:style-name="T20">. Therefore,<text:s/></text:span><text:span text:style-name="T21">since work schedule instability is essentially a pattern of time use,<text:s/></text:span><text:span text:style-name="T22">it is necessary to determine an objective measure of it based on workers’ accurate time use data.</text:span></text:p>
      <text:p text:style-name="P23"/>
      <text:p text:style-name="P24">References</text:p>
      <text:p text:style-name="P25"><text:span text:style-name="T26">Ananat, E. O., &amp; Gassman‐Pines, A. (2021). Work Schedule Unpredictability: Daily Occurrence and Effects on Working Parents’ Well‐Being [Article].<text:s/></text:span><text:span text:style-name="T27">Journal of Marriage and Family</text:span><text:span text:style-name="T28">,<text:s/></text:span><text:span text:style-name="T29">83</text:span><text:span text:style-name="T30">(1), 10–26. https://doi.org/10.1111/jomf.12696</text:span></text:p>
      <text:p text:style-name="P31"><text:span text:style-name="T32">Carrillo, D., Harknett, K., Logan, A., Luhr, S., &amp; Schneider, D. (2017). Instability of work and care: How work schedules shape child-care arrangements for parents working in the service sector.<text:s/></text:span><text:span text:style-name="T33">Social Service Review</text:span><text:span text:style-name="T34">,<text:s/></text:span><text:span text:style-name="T35">91</text:span><text:span text:style-name="T36">(3). https://doi.org/10.1086/693750</text:span></text:p>
      <text:p text:style-name="P37"><text:span text:style-name="T38">Chung, H. (2022). The flexibility paradox: In<text:s/></text:span><text:span text:style-name="T39">The Flexibility Paradox</text:span><text:span text:style-name="T40">. https://doi.org/10.2307/j.ctv2c3k1n8.9</text:span></text:p>
      <text:p text:style-name="P41"><text:span text:style-name="T42">Cornwell, B. (2013). Switching Dynamics and the Stress Process.<text:s/></text:span><text:span text:style-name="T43">Social Psychology Quarterly</text:span><text:span text:style-name="T44">,<text:s/></text:span><text:span text:style-name="T45">76</text:span><text:span text:style-name="T46">(2). https://doi.org/10.1177/0190272513482133</text:span></text:p>
      <text:p text:style-name="P47"><text:span text:style-name="T48">Harknett, K., Schneider, D., &amp; Wolfe, R. (2020). Losing sleep over work scheduling? The relationship between work schedules and sleep quality for service sector workers [Article].<text:s/></text:span><text:span text:style-name="T49">SSM - Population Health</text:span><text:span text:style-name="T50">,<text:s/></text:span><text:span text:style-name="T51">12</text:span><text:span text:style-name="T52">, 100681–100681. https://doi.org/10.1016/j.ssmph.2020.100681</text:span></text:p>
      <text:p text:style-name="P53"><text:span text:style-name="T54">Li, L. Z., &amp; Wang, S. (2022). Do Work-Family Initiatives Improve Employee Mental Health? Longitudinal Evidence from a Nationally Representative Cohort [Article].<text:s/></text:span><text:span text:style-name="T55">Journal of<text:s/></text:span><text:soft-page-break/><text:span text:style-name="T56">Affective Disorders</text:span><text:span text:style-name="T57">,<text:s/></text:span><text:span text:style-name="T58">297</text:span><text:span text:style-name="T59">, 407–414. https://doi.org/10.1016/j.jad.2021.10.112</text:span></text:p>
      <text:p text:style-name="P60"><text:span text:style-name="T61">Lu, Z., &amp; Zhuang, W. (2023). Can Teleworking Improve Workers’ Job Satisfaction? Exploring the Roles of Gender and Emotional Well-Being.<text:s/></text:span><text:span text:style-name="T62">Applied Research in Quality of Life</text:span><text:span text:style-name="T63">. https://doi.org/10.1007/s11482-023-10145-4</text:span></text:p>
      <text:p text:style-name="P64"><text:span text:style-name="T65">LUHR, S., SCHNEIDER, D., &amp; HARKNETT, K. (2022). Parenting Without Predictability [Article].<text:s/></text:span><text:span text:style-name="T66">RSF : Russell Sage Foundation Journal of the Social Sciences</text:span><text:span text:style-name="T67">,<text:s/></text:span><text:span text:style-name="T68">8</text:span><text:span text:style-name="T69">(5), 24–44. https://doi.org/10.7758/RSF.2022.8.5.02</text:span></text:p>
      <text:p text:style-name="P70"><text:span text:style-name="T71">Offer, S., &amp; Schneider, B. (2011). Revisiting the gender gap in time-use patterns: Multitasking and well-being among mothers and fathers in dual-earner families.<text:s/></text:span><text:span text:style-name="T72">American Sociological Review</text:span><text:span text:style-name="T73">,<text:s/></text:span><text:span text:style-name="T74">76</text:span><text:span text:style-name="T75">(6). https://doi.org/10.1177/0003122411425170</text:span></text:p>
      <text:p text:style-name="P76"><text:span text:style-name="T77">Powell, A., &amp; Craig, L. (2015). Gender differences in working at home and time use patterns: evidence from Australia.<text:s/></text:span><text:span text:style-name="T78">Work, Employment and Society</text:span><text:span text:style-name="T79">,<text:s/></text:span><text:span text:style-name="T80">29</text:span><text:span text:style-name="T81">(4). https://doi.org/10.1177/0950017014568140</text:span></text:p>
      <text:p text:style-name="P82"><text:span text:style-name="T83">Schneider, D., &amp; Harknett, K. (2019). Consequences of Routine Work-Schedule Instability for Worker Health and Well-Being.<text:s/></text:span><text:span text:style-name="T84">American Sociological Review</text:span><text:span text:style-name="T85">,<text:s/></text:span><text:span text:style-name="T86">84</text:span><text:span text:style-name="T87">(1). https://doi.org/10.1177/0003122418823184</text:span></text:p>
      <text:p text:style-name="P88"><text:span text:style-name="T89">Wheatley, D. (2012). Good to be home? Time-use and satisfaction levels among home-based teleworkers.<text:s/></text:span><text:span text:style-name="T90">New Technology, Work and Employment</text:span><text:span text:style-name="T91">,<text:s/></text:span><text:span text:style-name="T92">27</text:span><text:span text:style-name="T93">(3). https://doi.org/10.1111/j.1468-005X.2012.00289.x</text:span></text:p>
      <text:p text:style-name="正文"><text:span text:style-name="T94">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2916in"/>
      <style:text-properties style:font-name="DengXian"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占位符文本" style:display-name="占位符文本" style:family="text" style:parent-style-name="默认段落字体">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huofei Lu</meta:initial-creator>
    <dc:creator>Zhuofei Lu</dc:creator>
    <meta:creation-date>2023-10-02T09:32:00Z</meta:creation-date>
    <dc:date>2023-10-02T09:42:00Z</dc:date>
    <meta:template xlink:href="Normal" xlink:type="simple"/>
    <meta:editing-cycles>1</meta:editing-cycles>
    <meta:editing-duration>PT600S</meta:editing-duration>
    <meta:document-statistic meta:page-count="2" meta:paragraph-count="9" meta:word-count="706" meta:character-count="4724" meta:row-count="33" meta:non-whitespace-character-count="4027"/>
  </office:meta>
</office:document-meta>
</file>